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 style:data-style-name="N0"/>
    <style:style style:name="ce5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Internal obj. reference</text:p>
          </table:table-cell>
          <table:table-cell office:value-type="string" calcext:value-type="string">
            <text:p>ob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name</text:p>
          </table:table-cell>
          <table:table-cell office:value-type="string" calcext:value-type="string">
            <text:p>plotData</text:p>
          </table:table-cell>
          <table:table-cell table:number-columns-repeated="5"/>
          <table:table-cell table:style-name="ce2"/>
        </table:table-row>
        <table:table-row table:style-name="ro2">
          <table:table-cell office:value-type="string" calcext:value-type="string">
            <text:p>parameter list</text:p>
          </table:table-cell>
          <table:table-cell office:value-type="string" calcext:value-type="string">
            <text:p>plotName</text:p>
          </table:table-cell>
          <table:table-cell table:formula="of:=COM.MICROSOFT.CONCAT([Matlab.A$1];[.$B3];[$Matlab.B$1];UPPER(LEFT([.$B3];1));RIGHT([.B3];LEN([.B3])-1);[Matlab.C$1];[.$B$2];[Matlab.D$1];[.B3];[Matlab.E$1];[.$B$1];[Matlab.$F$1];[.$B3];[Matlab.$G$1];CHAR(10);[Matlab.$H$1])" office:value-type="string" office:string-value="function plotName = getPlotName(plotData)&#10;    plotName = obj.plotName;&#10;end" calcext:value-type="string">
            <text:p>function plotName = getPlotName(plotData)</text:p>
            <text:p>    plotName = obj.plotName;</text:p>
            <text:p>end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relativePath</text:p>
          </table:table-cell>
          <table:table-cell table:formula="of:=COM.MICROSOFT.CONCAT([Matlab.A$1];[.$B4];[$Matlab.B$1];UPPER(LEFT([.$B4];1));RIGHT([.B4];LEN([.B4])-1);[Matlab.C$1];[.$B$2];[Matlab.D$1];[.B4];[Matlab.E$1];[.$B$1];[Matlab.$F$1];[.$B4];[Matlab.$G$1];CHAR(10);[Matlab.$H$1])" office:value-type="string" office:string-value="function relativePath = getRelativePath(plotData)&#10;    relativePath = obj.relativePath;&#10;end" calcext:value-type="string">
            <text:p>function relativePath = getRelativePath(plotData)</text:p>
            <text:p>    relativePath = obj.relativePath;</text:p>
            <text:p>end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exportType</text:p>
          </table:table-cell>
          <table:table-cell table:formula="of:=COM.MICROSOFT.CONCAT([Matlab.A$1];[.$B5];[$Matlab.B$1];UPPER(LEFT([.$B5];1));RIGHT([.B5];LEN([.B5])-1);[Matlab.C$1];[.$B$2];[Matlab.D$1];[.B5];[Matlab.E$1];[.$B$1];[Matlab.$F$1];[.$B5];[Matlab.$G$1])" office:value-type="string" office:string-value="function exportType = getExportType(plotData)&#10;    exportType = obj.exportType;" calcext:value-type="string">
            <text:p>function exportType = getExportType(plotData)</text:p>
            <text:p>    exportType = obj.exportType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rOfLines</text:p>
          </table:table-cell>
          <table:table-cell table:formula="of:=COM.MICROSOFT.CONCAT([Matlab.A$1];[.$B6];[$Matlab.B$1];UPPER(LEFT([.$B6];1));RIGHT([.B6];LEN([.B6])-1);[Matlab.C$1];[.$B$2];[Matlab.D$1];[.B6];[Matlab.E$1];[.$B$1];[Matlab.$F$1];[.$B6];[Matlab.$G$1])" office:value-type="string" office:string-value="function nrOfLines = getNrOfLines(plotData)&#10;    nrOfLines = obj.nrOfLines;" calcext:value-type="string">
            <text:p>function nrOfLines = getNrOfLines(plotData)</text:p>
            <text:p>    nrOfLines = obj.nrOfLines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dataSeries</text:p>
          </table:table-cell>
          <table:table-cell table:formula="of:=COM.MICROSOFT.CONCAT([Matlab.A$1];[.$B7];[$Matlab.B$1];UPPER(LEFT([.$B7];1));RIGHT([.B7];LEN([.B7])-1);[Matlab.C$1];[.$B$2];[Matlab.D$1];[.B7];[Matlab.E$1];[.$B$1];[Matlab.$F$1];[.$B7];[Matlab.$G$1])" office:value-type="string" office:string-value="function dataSeries = getDataSeries(plotData)&#10;    dataSeries = obj.dataSeries;" calcext:value-type="string">
            <text:p>function dataSeries = getDataSeries(plotData)</text:p>
            <text:p>    dataSeries = obj.dataSeries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ineColours</text:p>
          </table:table-cell>
          <table:table-cell table:formula="of:=COM.MICROSOFT.CONCAT([Matlab.A$1];[.$B8];[$Matlab.B$1];UPPER(LEFT([.$B8];1));RIGHT([.B8];LEN([.B8])-1);[Matlab.C$1];[.$B$2];[Matlab.D$1];[.B8];[Matlab.E$1];[.$B$1];[Matlab.$F$1];[.$B8];[Matlab.$G$1])" office:value-type="string" office:string-value="function lineColours = getLineColours(plotData)&#10;    lineColours = obj.lineColours;" calcext:value-type="string">
            <text:p>function lineColours = getLineColours(plotData)</text:p>
            <text:p>    lineColours = obj.lineColours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rOfDimensions</text:p>
          </table:table-cell>
          <table:table-cell table:formula="of:=COM.MICROSOFT.CONCAT([Matlab.A$1];[.$B9];[$Matlab.B$1];UPPER(LEFT([.$B9];1));RIGHT([.B9];LEN([.B9])-1);[Matlab.C$1];[.$B$2];[Matlab.D$1];[.B9];[Matlab.E$1];[.$B$1];[Matlab.$F$1];[.$B9];[Matlab.$G$1])" office:value-type="string" office:string-value="function nrOfDimensions = getNrOfDimensions(plotData)&#10;    nrOfDimensions = obj.nrOfDimensions;" calcext:value-type="string">
            <text:p>function nrOfDimensions = getNrOfDimensions(plotData)</text:p>
            <text:p>    nrOfDimensions = obj.nrOfDimensions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xisLabels</text:p>
          </table:table-cell>
          <table:table-cell table:formula="of:=COM.MICROSOFT.CONCAT([Matlab.A$1];[.$B10];[$Matlab.B$1];UPPER(LEFT([.$B10];1));RIGHT([.B10];LEN([.B10])-1);[Matlab.C$1];[.$B$2];[Matlab.D$1];[.B10];[Matlab.E$1];[.$B$1];[Matlab.$F$1];[.$B10];[Matlab.$G$1])" office:value-type="string" office:string-value="function axisLabels = getAxisLabels(plotData)&#10;    axisLabels = obj.axisLabels;" calcext:value-type="string">
            <text:p>function axisLabels = getAxisLabels(plotData)</text:p>
            <text:p>    axisLabels = obj.axisLabels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gend</text:p>
          </table:table-cell>
          <table:table-cell table:formula="of:=COM.MICROSOFT.CONCAT([Matlab.A$1];[.$B11];[$Matlab.B$1];UPPER(LEFT([.$B11];1));RIGHT([.B11];LEN([.B11])-1);[Matlab.C$1];[.$B$2];[Matlab.D$1];[.B11];[Matlab.E$1];[.$B$1];[Matlab.$F$1];[.$B11];[Matlab.$G$1])" office:value-type="string" office:string-value="function legend = getLegend(plotData)&#10;    legend = obj.legend;" calcext:value-type="string">
            <text:p>function legend = getLegend(plotData)</text:p>
            <text:p>    legend = obj.legend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egendLocation</text:p>
          </table:table-cell>
          <table:table-cell table:formula="of:=COM.MICROSOFT.CONCAT([Matlab.A$1];[.$B12];[$Matlab.B$1];UPPER(LEFT([.$B12];1));RIGHT([.B12];LEN([.B12])-1);[Matlab.C$1];[.$B$2];[Matlab.D$1];[.B12];[Matlab.E$1];[.$B$1];[Matlab.$F$1];[.$B12];[Matlab.$G$1])" office:value-type="string" office:string-value="function legendLocation = getLegendLocation(plotData)&#10;    legendLocation = obj.legendLocation;" calcext:value-type="string">
            <text:p>function legendLocation = getLegendLocation(plotData)</text:p>
            <text:p>    legendLocation = obj.legendLocation;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plotType</text:p>
          </table:table-cell>
          <table:table-cell table:formula="of:=COM.MICROSOFT.CONCAT([Matlab.A$1];[.$B13];[$Matlab.B$1];UPPER(LEFT([.$B13];1));RIGHT([.B13];LEN([.B13])-1);[Matlab.C$1];[.$B$2];[Matlab.D$1];[.B13];[Matlab.E$1];[.$B$1];[Matlab.$F$1];[.$B13];[Matlab.$G$1])" office:value-type="string" office:string-value="function plotType = getPlotType(plotData)&#10;    plotType = obj.plotType;" calcext:value-type="string">
            <text:p>function plotType = getPlotType(plotData)</text:p>
            <text:p>    plotType = obj.plotType;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4];[$Matlab.B$1];UPPER(LEFT([.$B14];1));RIGHT([.B14];LEN([.B14])-1);[Matlab.C$1];[.$B$2];[Matlab.D$1];[.B14];[Matlab.E$1];[.$B$1];[Matlab.$F$1];[.$B14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5];[$Matlab.B$1];UPPER(LEFT([.$B15];1));RIGHT([.B15];LEN([.B15])-1);[Matlab.C$1];[.$B$2];[Matlab.D$1];[.B15];[Matlab.E$1];[.$B$1];[Matlab.$F$1];[.$B15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6];[$Matlab.B$1];UPPER(LEFT([.$B16];1));RIGHT([.B16];LEN([.B16])-1);[Matlab.C$1];[.$B$2];[Matlab.D$1];[.B16];[Matlab.E$1];[.$B$1];[Matlab.$F$1];[.$B16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7];[$Matlab.B$1];UPPER(LEFT([.$B17];1));RIGHT([.B17];LEN([.B17])-1);[Matlab.C$1];[.$B$2];[Matlab.D$1];[.B17];[Matlab.E$1];[.$B$1];[Matlab.$F$1];[.$B17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8];[$Matlab.B$1];UPPER(LEFT([.$B18];1));RIGHT([.B18];LEN([.B18])-1);[Matlab.C$1];[.$B$2];[Matlab.D$1];[.B18];[Matlab.E$1];[.$B$1];[Matlab.$F$1];[.$B18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19];[$Matlab.B$1];UPPER(LEFT([.$B19];1));RIGHT([.B19];LEN([.B19])-1);[Matlab.C$1];[.$B$2];[Matlab.D$1];[.B19];[Matlab.E$1];[.$B$1];[Matlab.$F$1];[.$B19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0];[$Matlab.B$1];UPPER(LEFT([.$B20];1));RIGHT([.B20];LEN([.B20])-1);[Matlab.C$1];[.$B$2];[Matlab.D$1];[.B20];[Matlab.E$1];[.$B$1];[Matlab.$F$1];[.$B20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1];[$Matlab.B$1];UPPER(LEFT([.$B21];1));RIGHT([.B21];LEN([.B21])-1);[Matlab.C$1];[.$B$2];[Matlab.D$1];[.B21];[Matlab.E$1];[.$B$1];[Matlab.$F$1];[.$B21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2];[$Matlab.B$1];UPPER(LEFT([.$B22];1));RIGHT([.B22];LEN([.B22])-1);[Matlab.C$1];[.$B$2];[Matlab.D$1];[.B22];[Matlab.E$1];[.$B$1];[Matlab.$F$1];[.$B22];[Matlab.$G$1])" office:value-type="string" office:string-value="" calcext:value-type="error">
            <text:p>Err:5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COM.MICROSOFT.CONCAT([Matlab.A$1];[.$B23];[$Matlab.B$1];UPPER(LEFT([.$B23];1));RIGHT([.B23];LEN([.B23])-1);[Matlab.C$1];[.$B$2];[Matlab.D$1];[.B23];[Matlab.E$1];[.$B$1];[Matlab.$F$1];[.$B23];[Matlab.$G$1])" office:value-type="string" office:string-value="" calcext:value-type="error">
            <text:p>Err:502</text:p>
          </table:table-cell>
          <table:table-cell table:number-columns-repeated="5"/>
        </table:table-row>
      </table:table>
      <table:table table:name="Matlab" table:style-name="ta1">
        <table:table-column table:style-name="co3" table:number-columns-repeated="6" table:default-cell-style-name="Default"/>
        <table:table-column table:style-name="co3" table:default-cell-style-name="ce5"/>
        <table:table-column table:style-name="co3" table:default-cell-style-name="Default"/>
        <table:table-row table:style-name="ro4">
          <table:table-cell office:value-type="string" calcext:value-type="string">
            <text:p>function </text:p>
          </table:table-cell>
          <table:table-cell office:value-type="string" calcext:value-type="string">
            <text:p><text:s/>= get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  <text:p>    </text:p>
          </table:table-cell>
          <table:table-cell office:value-type="string" calcext:value-type="string">
            <text:p><text:s/>= 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end</text:p>
          </table:table-cell>
        </table:table-row>
      </table:table>
      <table:table table:name="Python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2:17:42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7T11:56:48.328000000</meta:creation-date>
    <dc:date>2019-12-07T12:27:42.856000000</dc:date>
    <meta:editing-duration>PT18M</meta:editing-duration>
    <meta:editing-cycles>11</meta:editing-cycles>
    <meta:generator>LibreOffice/6.3.2.2$Windows_X86_64 LibreOffice_project/98b30e735bda24bc04ab42594c85f7fd8be07b9c</meta:generator>
    <meta:document-statistic meta:table-count="3" meta:cell-count="45" meta:object-count="0"/>
  </office:meta>
</office:document-meta>
</file>